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Header">
      <style:paragraph-properties fo:margin-top="0.199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margin-top="0cm" fo:margin-bottom="0.199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Header">
      <style:paragraph-properties fo:margin-top="0.199cm" fo:margin-bottom="0.199cm" loext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Header">
      <style:paragraph-properties>
        <style:tab-stops/>
      </style:paragraph-properties>
      <style:text-properties style:font-name="Arial"/>
    </style:style>
    <style:style style:name="P9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10" style:family="paragraph" style:parent-style-name="Standard" style:list-style-name="WW8Num2">
      <style:paragraph-properties fo:margin-left="0cm" fo:margin-right="0cm" fo:hyphenation-ladder-count="no-limit" fo:text-indent="0cm" style:auto-text-indent="false"/>
      <style:text-properties style:font-name="Arial" fo:hyphenate="true" fo:hyphenation-remain-char-count="2" fo:hyphenation-push-char-count="2"/>
    </style:style>
    <style:style style:name="P11" style:family="paragraph" style:parent-style-name="Standard" style:list-style-name="WW8Num2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2" style:family="paragraph" style:parent-style-name="Standard" style:list-style-name="WW8Num2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13" style:family="paragraph" style:parent-style-name="Header" style:master-page-name="First_20_Page">
      <style:paragraph-properties style:page-number="auto">
        <style:tab-stops/>
      </style:paragraph-properties>
      <style:text-properties style:font-name="Arial"/>
    </style:style>
    <style:style style:name="P14" style:family="paragraph" style:parent-style-name="Header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15" style:family="paragraph" style:parent-style-name="Header" style:list-style-name="WW8Num2">
      <style:paragraph-properties fo:margin-left="0cm" fo:margin-right="0cm" fo:hyphenation-ladder-count="no-limit" fo:text-indent="0cm" style:auto-text-indent="false">
        <style:tab-stops/>
      </style:paragraph-properties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 fo:hyphenate="true" fo:hyphenation-remain-char-count="2" fo:hyphenation-push-char-count="2"/>
    </style:style>
    <style:style style:name="P16" style:family="paragraph" style:parent-style-name="Header" style:list-style-name="L1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T1" style:family="text">
      <style:text-properties fo:language="es" fo:country="ES"/>
    </style:style>
    <style:style style:name="T2" style:family="text">
      <style:text-properties officeooo:rsid="001e5d98"/>
    </style:style>
    <style:style style:name="T3" style:family="text">
      <style:text-properties style:use-window-font-color="true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ctivitat a realitzar individual. </text:p>
      <text:p text:style-name="P8"/>
      <text:list xml:id="list1247385837743773002" text:style-name="L1">
        <text:list-item>
          <text:p text:style-name="P14">Es desitja dissenyar una base de dades per un centre comercial organitzat per departaments que contingui informació sobre els clients que han comprat alguna cosa, els treballadors, els productes que s’ofereixen i les vendes realitzades. Construir un model E- R tenint en compte les següents restriccions:</text:p>
          <text:p text:style-name="P16"/>
        </text:list-item>
      </text:list>
      <text:list xml:id="list2670644579333869032" text:style-name="WW8Num2">
        <text:list-item>
          <text:p text:style-name="P10"><text:span text:style-name="T3">Existeixen tres tipus de treballadors: gerents, caps i venedors.</text:span> </text:p>
        </text:list-item>
        <text:list-item>
          <text:p text:style-name="P15">Cada departament està gestionat per un gerent.</text:p>
        </text:list-item>
        <text:list-item>
          <text:p text:style-name="P15">Un determinat producte només es troba en un departament.</text:p>
        </text:list-item>
        <text:list-item>
          <text:p text:style-name="P15">Els caps i els venedors només poden pertànyer a un departament.</text:p>
        </text:list-item>
        <text:list-item>
          <text:p text:style-name="P11"><text:span text:style-name="T3">Un gerent té al seu càrrec a un cert nombre de caps i aquests al seu temps a un cert nombre de venedors.</text:span>. </text:p>
        </text:list-item>
        <text:list-item>
          <text:p text:style-name="P12">Una venda la realitza un venedor a un client i ha de quedar constància de l’article venut. Només un article en cada entrada de venda.</text:p>
        </text:list-item>
        <text:list-item>
          <text:p text:style-name="P12">Ens interessa tenir guardat tots els números de telèfon on podem localitzar al nostre client (fixe, mòbil, feina, etc)</text:p>
        </text:list-item>
      </text:list>
      <text:p text:style-name="P9"/>
      <text:p text:style-name="P9">Afegir els camps i la informació necessària per que el disseny sigui correcte. Realitzeu el disseny conceptural de la base de dades mitjançant el model 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ks</meta:initial-creator>
    <meta:creation-date>2007-09-15T16:35:00</meta:creation-date>
    <dc:date>2019-05-30T20:11:40.808944703</dc:date>
    <meta:print-date>2004-09-14T16:47:00</meta:print-date>
    <meta:editing-cycles>37</meta:editing-cycles>
    <meta:editing-duration>PT5H16M14S</meta:editing-duration>
    <meta:document-statistic meta:table-count="0" meta:image-count="0" meta:object-count="0" meta:page-count="1" meta:paragraph-count="12" meta:word-count="195" meta:character-count="1126" meta:non-whitespace-character-count="944"/>
    <meta:user-defined meta:name="Informació 1"/>
    <meta:user-defined meta:name="Informació 2"/>
    <meta:user-defined meta:name="Informació 3"/>
    <meta:user-defined meta:name="Informació 4"/>
  </office:meta>
</office:document-meta>
</file>